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teLateralCacheMulticaster.multica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leteLateralCacheMulticaster.DeleteLateralCacheMulticaster( String hashtableName , String key , ArrayList servers , String servl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